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erceptr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>
            <text:p>Amostra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y(T1)</text:p>
          </table:table-cell>
          <table:table-cell table:style-name="ce2" office:value-type="string" calcext:value-type="string">
            <text:p>y(T2)</text:p>
          </table:table-cell>
          <table:table-cell table:style-name="ce2" office:value-type="string" calcext:value-type="string">
            <text:p>y(T3)</text:p>
          </table:table-cell>
          <table:table-cell table:style-name="ce2" office:value-type="string" calcext:value-type="string">
            <text:p>y(T4)</text:p>
          </table:table-cell>
          <table:table-cell table:style-name="ce2" office:value-type="string" calcext:value-type="string">
            <text:p>y(T5)</text:p>
          </table:table-cell>
          <table:table-cell table:style-name="ce6"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-0.3665" calcext:value-type="float">
            <text:p>-0,3665</text:p>
          </table:table-cell>
          <table:table-cell table:style-name="ce3" office:value-type="float" office:value="0.062" calcext:value-type="float">
            <text:p>0,062</text:p>
          </table:table-cell>
          <table:table-cell table:style-name="ce3" office:value-type="float" office:value="5.9891" calcext:value-type="float">
            <text:p>5,9891</text:p>
          </table:table-cell>
          <table:table-cell table:number-columns-repeated="5" table:style-name="ce4" office:value-type="string" calcext:value-type="string">
            <text:p>-1.0</text:p>
          </table:table-cell>
          <table:table-cell table:number-columns-repeated="101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7842" calcext:value-type="float">
            <text:p>-0,7842</text:p>
          </table:table-cell>
          <table:table-cell table:style-name="ce3" office:value-type="float" office:value="1.1267" calcext:value-type="float">
            <text:p>1,1267</text:p>
          </table:table-cell>
          <table:table-cell table:style-name="ce3" office:value-type="float" office:value="5.5912" calcext:value-type="float">
            <text:p>5,5912</text:p>
          </table:table-cell>
          <table:table-cell table:number-columns-repeated="5" table:style-name="ce4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0.3012" calcext:value-type="float">
            <text:p>0,3012</text:p>
          </table:table-cell>
          <table:table-cell table:style-name="ce3" office:value-type="float" office:value="0.5611" calcext:value-type="float">
            <text:p>0,5611</text:p>
          </table:table-cell>
          <table:table-cell table:style-name="ce3" office:value-type="float" office:value="5.8234" calcext:value-type="float">
            <text:p>5,8234</text:p>
          </table:table-cell>
          <table:table-cell table:number-columns-repeated="5" table:style-name="ce4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0.7757" calcext:value-type="float">
            <text:p>0,7757</text:p>
          </table:table-cell>
          <table:table-cell table:style-name="ce3" office:value-type="float" office:value="1.0648" calcext:value-type="float">
            <text:p>1,0648</text:p>
          </table:table-cell>
          <table:table-cell table:style-name="ce3" office:value-type="float" office:value="8.0677" calcext:value-type="float">
            <text:p>8,0677</text:p>
          </table:table-cell>
          <table:table-cell table:number-columns-repeated="5" table:style-name="ce4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0.157" calcext:value-type="float">
            <text:p>0,157</text:p>
          </table:table-cell>
          <table:table-cell table:style-name="ce3" office:value-type="float" office:value="0.8028" calcext:value-type="float">
            <text:p>0,8028</text:p>
          </table:table-cell>
          <table:table-cell table:style-name="ce3" office:value-type="float" office:value="6.304" calcext:value-type="float">
            <text:p>6,304</text:p>
          </table:table-cell>
          <table:table-cell table:number-columns-repeated="5" table:style-name="ce4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7014" calcext:value-type="float">
            <text:p>-0,7014</text:p>
          </table:table-cell>
          <table:table-cell table:style-name="ce3" office:value-type="float" office:value="1.0316" calcext:value-type="float">
            <text:p>1,0316</text:p>
          </table:table-cell>
          <table:table-cell table:style-name="ce3" office:value-type="float" office:value="3.6005" calcext:value-type="float">
            <text:p>3,6005</text:p>
          </table:table-cell>
          <table:table-cell table:number-columns-repeated="5" table:style-name="ce4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0.3748" calcext:value-type="float">
            <text:p>0,3748</text:p>
          </table:table-cell>
          <table:table-cell table:style-name="ce3" office:value-type="float" office:value="0.1536" calcext:value-type="float">
            <text:p>0,1536</text:p>
          </table:table-cell>
          <table:table-cell table:style-name="ce3" office:value-type="float" office:value="6.1537" calcext:value-type="float">
            <text:p>6,1537</text:p>
          </table:table-cell>
          <table:table-cell table:number-columns-repeated="5" table:style-name="ce4" office:value-type="string" calcext:value-type="string">
            <text:p>-1.0</text:p>
          </table:table-cell>
          <table:table-cell table:number-columns-repeated="101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-0.692" calcext:value-type="float">
            <text:p>-0,692</text:p>
          </table:table-cell>
          <table:table-cell table:style-name="ce3" office:value-type="float" office:value="0.9404" calcext:value-type="float">
            <text:p>0,9404</text:p>
          </table:table-cell>
          <table:table-cell table:style-name="ce3" office:value-type="float" office:value="4.4058" calcext:value-type="float">
            <text:p>4,4058</text:p>
          </table:table-cell>
          <table:table-cell table:number-columns-repeated="5" table:style-name="ce4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-1.397" calcext:value-type="float">
            <text:p>-1,397</text:p>
          </table:table-cell>
          <table:table-cell table:style-name="ce3" office:value-type="float" office:value="0.7141" calcext:value-type="float">
            <text:p>0,7141</text:p>
          </table:table-cell>
          <table:table-cell table:style-name="ce3" office:value-type="float" office:value="4.9263" calcext:value-type="float">
            <text:p>4,9263</text:p>
          </table:table-cell>
          <table:table-cell table:number-columns-repeated="5" table:style-name="ce4" office:value-type="string" calcext:value-type="string">
            <text:p>-1.0</text:p>
          </table:table-cell>
          <table:table-cell table:number-columns-repeated="101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.8842" calcext:value-type="float">
            <text:p>-1,8842</text:p>
          </table:table-cell>
          <table:table-cell table:style-name="ce3" office:value-type="float" office:value="-0.2805" calcext:value-type="float">
            <text:p>-0,2805</text:p>
          </table:table-cell>
          <table:table-cell table:style-name="ce3" office:value-type="float" office:value="1.2548" calcext:value-type="float">
            <text:p>1,2548</text:p>
          </table:table-cell>
          <table:table-cell table:number-columns-repeated="5" table:style-name="ce4" office:value-type="string" calcext:value-type="string">
            <text:p>-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1)</text:p>
          </table:table-cell>
          <table:table-cell office:value-type="string" calcext:value-type="string">
            <text:p>413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 table:number-columns-spanned="7" table:number-rows-spanned="1">
            <text:p>[0.3291877117566724, 0.09755701928540816, 0.6065836996376457, 0.7263447590314404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 table:number-columns-spanned="7" table:number-rows-spanned="1">
            <text:p>[-3.0708122882433297, 1.5542930192854185, 2.4746376996376247, -0.7318592409685564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2)</text:p>
          </table:table-cell>
          <table:table-cell office:value-type="string" calcext:value-type="string">
            <text:p>421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 table:number-columns-spanned="7" table:number-rows-spanned="1">
            <text:p>[0.03807396135989205, 0.1473969306245383, 0.07225953815911523, 0.6820334258382006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 table:number-columns-spanned="7" table:number-rows-spanned="1">
            <text:p>[-3.1219260386401104, 1.6028909306245467, 2.5281915381590903, -0.7452705741617937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3)</text:p>
          </table:table-cell>
          <table:table-cell office:value-type="string" calcext:value-type="string">
            <text:p>458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 table:number-columns-spanned="7" table:number-rows-spanned="1">
            <text:p>[0.4955117050540693, 0.3569054132679559, 0.8810129796419236, 0.06627431413840756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 table:number-columns-spanned="7" table:number-rows-spanned="1">
            <text:p>[-3.1644882949459334, 1.5717154132679665, 2.526318979641889, -0.7486676858615894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4)</text:p>
          </table:table-cell>
          <table:table-cell office:value-type="string" calcext:value-type="string">
            <text:p>404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 table:number-columns-spanned="7" table:number-rows-spanned="1">
            <text:p>[0.2730336476224482, 0.1229153050416052, 0.7145151533112728, 0.9775678828824438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 table:number-columns-spanned="7" table:number-rows-spanned="1">
            <text:p>[-3.066966352377554, 1.5355553050416146, 2.478433153311254, -0.7315661171175526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5)</text:p>
          </table:table-cell>
          <table:table-cell office:value-type="string" calcext:value-type="string">
            <text:p>395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 table:number-columns-spanned="7" table:number-rows-spanned="1">
            <text:p>[0.20981930339977872, 0.8447585258770011, 0.615934752558876, 0.6026203389615411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 table:number-columns-spanned="7" table:number-rows-spanned="1">
            <text:p>[-3.0701806966002234, 1.52762652587701, 2.5059487525588593, -0.7053956610384549]</text:p>
          </table:table-cell>
          <table:covered-table-cell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Adaline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mostra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y(T1)</text:p>
          </table:table-cell>
          <table:table-cell table:style-name="ce3" office:value-type="string" calcext:value-type="string">
            <text:p>y(T2)</text:p>
          </table:table-cell>
          <table:table-cell table:style-name="ce3" office:value-type="string" calcext:value-type="string">
            <text:p>y(T3)</text:p>
          </table:table-cell>
          <table:table-cell table:style-name="ce3" office:value-type="string" calcext:value-type="string">
            <text:p>y(T4)</text:p>
          </table:table-cell>
          <table:table-cell table:style-name="ce3" office:value-type="string" calcext:value-type="string">
            <text:p>y(T5)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0.9694" calcext:value-type="float">
            <text:p>0,9694</text:p>
          </table:table-cell>
          <table:table-cell table:style-name="ce3" office:value-type="float" office:value="0.6909" calcext:value-type="float">
            <text:p>0,6909</text:p>
          </table:table-cell>
          <table:table-cell table:style-name="ce3" office:value-type="float" office:value="0.4334" calcext:value-type="float">
            <text:p>0,4334</text:p>
          </table:table-cell>
          <table:table-cell table:style-name="ce3" office:value-type="float" office:value="3.4965" calcext:value-type="float">
            <text:p>3,4965</text:p>
          </table:table-cell>
          <table:table-cell table:number-columns-repeated="5" table:style-name="ce5" office:value-type="string" calcext:value-type="string">
            <text:p>-1.0</text:p>
          </table:table-cell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0.5427" calcext:value-type="float">
            <text:p>0,5427</text:p>
          </table:table-cell>
          <table:table-cell table:style-name="ce3" office:value-type="float" office:value="1.3832" calcext:value-type="float">
            <text:p>1,3832</text:p>
          </table:table-cell>
          <table:table-cell table:style-name="ce3" office:value-type="float" office:value="0.639" calcext:value-type="float">
            <text:p>0,639</text:p>
          </table:table-cell>
          <table:table-cell table:style-name="ce3" office:value-type="float" office:value="4.0352" calcext:value-type="float">
            <text:p>4,0352</text:p>
          </table:table-cell>
          <table:table-cell table:number-columns-repeated="5" table:style-name="ce5" office:value-type="string" calcext:value-type="string">
            <text:p>-1.0</text:p>
          </table:table-cell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0.6081" calcext:value-type="float">
            <text:p>0,6081</text:p>
          </table:table-cell>
          <table:table-cell table:style-name="ce3" office:value-type="float" office:value="-0.9196" calcext:value-type="float">
            <text:p>-0,9196</text:p>
          </table:table-cell>
          <table:table-cell table:style-name="ce3" office:value-type="float" office:value="0.5925" calcext:value-type="float">
            <text:p>0,5925</text:p>
          </table:table-cell>
          <table:table-cell table:style-name="ce3" office:value-type="float" office:value="0.1016" calcext:value-type="float">
            <text:p>0,1016</text:p>
          </table:table-cell>
          <table:table-cell table:number-columns-repeated="5" table:style-name="ce5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1618" calcext:value-type="float">
            <text:p>-0,1618</text:p>
          </table:table-cell>
          <table:table-cell table:style-name="ce3" office:value-type="float" office:value="0.4694" calcext:value-type="float">
            <text:p>0,4694</text:p>
          </table:table-cell>
          <table:table-cell table:style-name="ce3" office:value-type="float" office:value="0.203" calcext:value-type="float">
            <text:p>0,203</text:p>
          </table:table-cell>
          <table:table-cell table:style-name="ce3" office:value-type="float" office:value="3.0117" calcext:value-type="float">
            <text:p>3,0117</text:p>
          </table:table-cell>
          <table:table-cell table:number-columns-repeated="5" table:style-name="ce5" office:value-type="string" calcext:value-type="string">
            <text:p>-1.0</text:p>
          </table:table-cell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0.187" calcext:value-type="float">
            <text:p>0,187</text:p>
          </table:table-cell>
          <table:table-cell table:style-name="ce3" office:value-type="float" office:value="-0.2578" calcext:value-type="float">
            <text:p>-0,2578</text:p>
          </table:table-cell>
          <table:table-cell table:style-name="ce3" office:value-type="float" office:value="0.6124" calcext:value-type="float">
            <text:p>0,6124</text:p>
          </table:table-cell>
          <table:table-cell table:style-name="ce3" office:value-type="float" office:value="1.7749" calcext:value-type="float">
            <text:p>1,7749</text:p>
          </table:table-cell>
          <table:table-cell table:number-columns-repeated="5" table:style-name="ce5" office:value-type="string" calcext:value-type="string">
            <text:p>-1.0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0.4891" calcext:value-type="float">
            <text:p>0,4891</text:p>
          </table:table-cell>
          <table:table-cell table:style-name="ce3" office:value-type="float" office:value="-0.5276" calcext:value-type="float">
            <text:p>-0,5276</text:p>
          </table:table-cell>
          <table:table-cell table:style-name="ce3" office:value-type="float" office:value="0.4378" calcext:value-type="float">
            <text:p>0,4378</text:p>
          </table:table-cell>
          <table:table-cell table:style-name="ce3" office:value-type="float" office:value="0.6439" calcext:value-type="float">
            <text:p>0,6439</text:p>
          </table:table-cell>
          <table:table-cell table:number-columns-repeated="5" table:style-name="ce5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0.3777" calcext:value-type="float">
            <text:p>0,3777</text:p>
          </table:table-cell>
          <table:table-cell table:style-name="ce3" office:value-type="float" office:value="2.0149" calcext:value-type="float">
            <text:p>2,0149</text:p>
          </table:table-cell>
          <table:table-cell table:style-name="ce3" office:value-type="float" office:value="0.7423" calcext:value-type="float">
            <text:p>0,7423</text:p>
          </table:table-cell>
          <table:table-cell table:style-name="ce3" office:value-type="float" office:value="3.3932" calcext:value-type="float">
            <text:p>3,3932</text:p>
          </table:table-cell>
          <table:table-cell table:number-columns-repeated="5" table:style-name="ce5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1.1498" calcext:value-type="float">
            <text:p>1,1498</text:p>
          </table:table-cell>
          <table:table-cell table:style-name="ce3" office:value-type="float" office:value="-0.4067" calcext:value-type="float">
            <text:p>-0,4067</text:p>
          </table:table-cell>
          <table:table-cell table:style-name="ce3" office:value-type="float" office:value="0.2469" calcext:value-type="float">
            <text:p>0,2469</text:p>
          </table:table-cell>
          <table:table-cell table:style-name="ce3" office:value-type="float" office:value="1.5866" calcext:value-type="float">
            <text:p>1,5866</text:p>
          </table:table-cell>
          <table:table-cell table:number-columns-repeated="5" table:style-name="ce5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0.9325" calcext:value-type="float">
            <text:p>0,9325</text:p>
          </table:table-cell>
          <table:table-cell table:style-name="ce3" office:value-type="float" office:value="1.095" calcext:value-type="float">
            <text:p>1,095</text:p>
          </table:table-cell>
          <table:table-cell table:style-name="ce3" office:value-type="float" office:value="1.0359" calcext:value-type="float">
            <text:p>1,0359</text:p>
          </table:table-cell>
          <table:table-cell table:style-name="ce3" office:value-type="float" office:value="3.3591" calcext:value-type="float">
            <text:p>3,3591</text:p>
          </table:table-cell>
          <table:table-cell table:number-columns-repeated="5" table:style-name="ce5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506" calcext:value-type="float">
            <text:p>0,506</text:p>
          </table:table-cell>
          <table:table-cell table:style-name="ce3" office:value-type="float" office:value="1.3317" calcext:value-type="float">
            <text:p>1,3317</text:p>
          </table:table-cell>
          <table:table-cell table:style-name="ce3" office:value-type="float" office:value="0.9222" calcext:value-type="float">
            <text:p>0,9222</text:p>
          </table:table-cell>
          <table:table-cell table:style-name="ce3" office:value-type="float" office:value="3.7174" calcext:value-type="float">
            <text:p>3,7174</text:p>
          </table:table-cell>
          <table:table-cell table:number-columns-repeated="5" table:style-name="ce5" office:value-type="string" calcext:value-type="string">
            <text:p>-1.0</text:p>
          </table:table-cell>
          <table:table-cell table:number-columns-repeated="101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497" calcext:value-type="float">
            <text:p>0,0497</text:p>
          </table:table-cell>
          <table:table-cell table:style-name="ce3" office:value-type="float" office:value="-2.0656" calcext:value-type="float">
            <text:p>-2,0656</text:p>
          </table:table-cell>
          <table:table-cell table:style-name="ce3" office:value-type="float" office:value="0.6124" calcext:value-type="float">
            <text:p>0,6124</text:p>
          </table:table-cell>
          <table:table-cell table:style-name="ce3" office:value-type="float" office:value="-0.6585" calcext:value-type="float">
            <text:p>-0,6585</text:p>
          </table:table-cell>
          <table:table-cell table:number-columns-repeated="5" table:style-name="ce5" office:value-type="string" calcext:value-type="string">
            <text:p>-1.0</text:p>
          </table:table-cell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4004" calcext:value-type="float">
            <text:p>0,4004</text:p>
          </table:table-cell>
          <table:table-cell table:style-name="ce3" office:value-type="float" office:value="3.5369" calcext:value-type="float">
            <text:p>3,5369</text:p>
          </table:table-cell>
          <table:table-cell table:style-name="ce3" office:value-type="float" office:value="0.9766" calcext:value-type="float">
            <text:p>0,9766</text:p>
          </table:table-cell>
          <table:table-cell table:style-name="ce3" office:value-type="float" office:value="5.3532" calcext:value-type="float">
            <text:p>5,3532</text:p>
          </table:table-cell>
          <table:table-cell table:number-columns-repeated="5" table:style-name="ce5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-0.1874" calcext:value-type="float">
            <text:p>-0,1874</text:p>
          </table:table-cell>
          <table:table-cell table:style-name="ce3" office:value-type="float" office:value="1.3343" calcext:value-type="float">
            <text:p>1,3343</text:p>
          </table:table-cell>
          <table:table-cell table:style-name="ce3" office:value-type="float" office:value="0.5374" calcext:value-type="float">
            <text:p>0,5374</text:p>
          </table:table-cell>
          <table:table-cell table:style-name="ce3" office:value-type="float" office:value="3.2189" calcext:value-type="float">
            <text:p>3,2189</text:p>
          </table:table-cell>
          <table:table-cell table:number-columns-repeated="5" table:style-name="ce5" office:value-type="string" calcext:value-type="string">
            <text:p>-1.0</text:p>
          </table:table-cell>
          <table:table-cell table:number-columns-repeated="101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506" calcext:value-type="float">
            <text:p>0,506</text:p>
          </table:table-cell>
          <table:table-cell table:style-name="ce3" office:value-type="float" office:value="1.3317" calcext:value-type="float">
            <text:p>1,3317</text:p>
          </table:table-cell>
          <table:table-cell table:style-name="ce3" office:value-type="float" office:value="0.9222" calcext:value-type="float">
            <text:p>0,9222</text:p>
          </table:table-cell>
          <table:table-cell table:style-name="ce3" office:value-type="float" office:value="3.7174" calcext:value-type="float">
            <text:p>3,7174</text:p>
          </table:table-cell>
          <table:table-cell table:number-columns-repeated="5" table:style-name="ce5" office:value-type="string" calcext:value-type="string">
            <text:p>-1.0</text:p>
          </table:table-cell>
          <table:table-cell table:number-columns-repeated="101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6375" calcext:value-type="float">
            <text:p>1,6375</text:p>
          </table:table-cell>
          <table:table-cell table:style-name="ce3" office:value-type="float" office:value="-0.7911" calcext:value-type="float">
            <text:p>-0,7911</text:p>
          </table:table-cell>
          <table:table-cell table:style-name="ce3" office:value-type="float" office:value="0.7537" calcext:value-type="float">
            <text:p>0,7537</text:p>
          </table:table-cell>
          <table:table-cell table:style-name="ce3" office:value-type="float" office:value="0.5515" calcext:value-type="float">
            <text:p>0,5515</text:p>
          </table:table-cell>
          <table:table-cell table:number-columns-repeated="5" table:style-name="ce5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1)</text:p>
          </table:table-cell>
          <table:table-cell office:value-type="string" calcext:value-type="string">
            <text:p>1824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>
            <text:p>[0.26991745177197535, 0.725992212026714, 0.3928528828128728, 0.9173320045271046, 0.9749833422355005]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>
            <text:p>[-1.8477912426076977, 1.3186310671049168, 1.6599157323812932, -0.45225670496267745, -1.190350238261312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2)</text:p>
          </table:table-cell>
          <table:table-cell office:value-type="string" calcext:value-type="string">
            <text:p>1844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>
            <text:p>[0.8683241932154908, 0.5953054367129094, 0.391540879938694, 0.9678093397590455, 0.39181303275882895]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>
            <text:p>[-1.8477912005625814, 1.3186310664306098, 1.6599157189548728, -0.45225666267041775, -1.190350227604871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3)</text:p>
          </table:table-cell>
          <table:table-cell office:value-type="string" calcext:value-type="string">
            <text:p>1809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>
            <text:p>[0.021839415704702936, 0.29908625681729506, 0.44926020716525505, 0.8968628692452445, 0.7726655504096368]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>
            <text:p>[-1.847790354148745, 1.3186309173168977, 1.659915278452056, -0.45225608044156934, -1.190349914659234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4)</text:p>
          </table:table-cell>
          <table:table-cell office:value-type="string" calcext:value-type="string">
            <text:p>1819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>
            <text:p><text:s/>[0.3764143211349197, 0.0009271152556253881, 0.29098112722574054, 0.8144091633824236, 0.1659472890080601]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>
            <text:p>[-1.847790494829796, 1.3186309393691034, 1.6599153482367013, -0.45225618263768397, -1.1903499646897993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5)</text:p>
          </table:table-cell>
          <table:table-cell office:value-type="string" calcext:value-type="string">
            <text:p>1809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>
            <text:p>[0.1765697733748116, 0.32965627191985225, 0.8938903563824674, 0.9993821521077827, 0.7466094630586793]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>
            <text:p>[-1.8477917831734538, 1.3186311600520635, 1.6599160108407562, -0.4522570813431383, -1.1903504364661732]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3:07:57.7108357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00:45:08.457562472</meta:creation-date>
    <dc:date>2017-01-31T13:15:15.992341894</dc:date>
    <meta:editing-duration>PT6M45S</meta:editing-duration>
    <meta:editing-cycles>5</meta:editing-cycles>
    <meta:generator>LibreOffice/4.2.8.2$Linux_X86_64 LibreOffice_project/420m0$Build-2</meta:generator>
    <meta:document-statistic meta:table-count="1" meta:cell-count="321" meta:object-count="0"/>
  </office:meta>
</office:document-meta>
</file>